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0000" draw:textarea-vertical-align="middle"/>
    </style:style>
    <style:style style:name="gr3" style:family="graphic" style:parent-style-name="standard">
      <style:graphic-properties draw:fill="solid" draw:fill-color="#804c1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fill="solid" draw:fill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2.468cm"/>
    </style:style>
    <style:style style:name="gr9" style:family="graphic" style:parent-style-name="standard">
      <style:graphic-properties draw:stroke="none" svg:stroke-color="#000000" draw:fill="none" draw:fill-color="#ffffff" fo:min-height="2.7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19.082cm" svg:height="12.319cm" svg:x="1.508cm" svg:y="3.032cm">
          <text:p/>
        </draw:rect>
        <draw:rect draw:style-name="gr2" draw:text-style-name="P1" draw:layer="layout" svg:width="0.889cm" svg:height="0.722cm" svg:x="3.667cm" svg:y="5.579cm">
          <text:p/>
        </draw:rect>
        <draw:rect draw:style-name="gr2" draw:text-style-name="P1" draw:layer="layout" svg:width="0.889cm" svg:height="0.723cm" svg:x="3.667cm" svg:y="4.856cm">
          <text:p/>
        </draw:rect>
        <draw:rect draw:style-name="gr3" draw:text-style-name="P1" draw:layer="layout" svg:width="0.889cm" svg:height="0.72cm" svg:x="3.667cm" svg:y="4.136cm">
          <text:p/>
        </draw:rect>
        <draw:rect draw:style-name="gr3" draw:text-style-name="P1" draw:layer="layout" svg:width="0.889cm" svg:height="0.723cm" svg:x="3.667cm" svg:y="3.413cm">
          <text:p/>
        </draw:rect>
        <draw:rect draw:style-name="gr2" draw:text-style-name="P1" draw:layer="layout" svg:width="0.889cm" svg:height="0.721cm" svg:x="3.667cm" svg:y="6.301cm">
          <text:p/>
        </draw:rect>
        <draw:rect draw:style-name="gr2" draw:text-style-name="P1" draw:layer="layout" svg:width="0.889cm" svg:height="0.722cm" svg:x="3.667cm" svg:y="7.022cm">
          <text:p/>
        </draw:rect>
        <draw:rect draw:style-name="gr2" draw:text-style-name="P1" draw:layer="layout" svg:width="0.889cm" svg:height="0.722cm" svg:x="3.667cm" svg:y="7.744cm">
          <text:p/>
        </draw:rect>
        <draw:rect draw:style-name="gr2" draw:text-style-name="P1" draw:layer="layout" svg:width="0.889cm" svg:height="0.722cm" svg:x="3.667cm" svg:y="8.466cm">
          <text:p/>
        </draw:rect>
        <draw:rect draw:style-name="gr3" draw:text-style-name="P1" draw:layer="layout" svg:width="0.889cm" svg:height="0.722cm" svg:x="3.667cm" svg:y="11.488cm">
          <text:p/>
        </draw:rect>
        <draw:rect draw:style-name="gr3" draw:text-style-name="P1" draw:layer="layout" svg:width="0.889cm" svg:height="0.722cm" svg:x="3.667cm" svg:y="10.766cm">
          <text:p/>
        </draw:rect>
        <draw:rect draw:style-name="gr3" draw:text-style-name="P1" draw:layer="layout" svg:width="0.889cm" svg:height="0.722cm" svg:x="3.667cm" svg:y="10.044cm">
          <text:p/>
        </draw:rect>
        <draw:rect draw:style-name="gr3" draw:text-style-name="P1" draw:layer="layout" svg:width="0.889cm" svg:height="0.722cm" svg:x="3.667cm" svg:y="9.322cm">
          <text:p/>
        </draw:rect>
        <draw:rect draw:style-name="gr3" draw:text-style-name="P1" draw:layer="layout" svg:width="0.889cm" svg:height="0.721cm" svg:x="3.667cm" svg:y="12.21cm">
          <text:p/>
        </draw:rect>
        <draw:rect draw:style-name="gr3" draw:text-style-name="P1" draw:layer="layout" svg:width="0.889cm" svg:height="0.723cm" svg:x="3.667cm" svg:y="12.931cm">
          <text:p/>
        </draw:rect>
        <draw:rect draw:style-name="gr3" draw:text-style-name="P1" draw:layer="layout" svg:width="0.889cm" svg:height="0.72cm" svg:x="3.667cm" svg:y="13.654cm">
          <text:p/>
        </draw:rect>
        <draw:rect draw:style-name="gr3" draw:text-style-name="P1" draw:layer="layout" svg:width="0.889cm" svg:height="0.723cm" svg:x="3.667cm" svg:y="14.374cm">
          <text:p/>
        </draw:rect>
        <draw:frame draw:style-name="gr4" draw:text-style-name="P2" draw:layer="layout" svg:width="2.54cm" svg:height="0.882cm" svg:x="1.381cm" svg:y="3.293cm">
          <draw:text-box>
            <text:p><text:span text:style-name="T1">HBR2</text:span></text:p>
          </draw:text-box>
        </draw:frame>
        <draw:frame draw:style-name="gr4" draw:text-style-name="P2" draw:layer="layout" svg:width="2.54cm" svg:height="0.882cm" svg:x="1.381cm" svg:y="4.048cm">
          <draw:text-box>
            <text:p><text:span text:style-name="T1">HBR1</text:span></text:p>
          </draw:text-box>
        </draw:frame>
        <draw:frame draw:style-name="gr4" draw:text-style-name="P2" draw:layer="layout" svg:width="2.54cm" svg:height="0.882cm" svg:x="1.381cm" svg:y="4.81cm">
          <draw:text-box>
            <text:p><text:span text:style-name="T1">HOUT6</text:span></text:p>
          </draw:text-box>
        </draw:frame>
        <draw:frame draw:style-name="gr4" draw:text-style-name="P2" draw:layer="layout" svg:width="2.54cm" svg:height="0.882cm" svg:x="1.381cm" svg:y="5.565cm">
          <draw:text-box>
            <text:p><text:span text:style-name="T1">HOUT5</text:span></text:p>
          </draw:text-box>
        </draw:frame>
        <draw:frame draw:style-name="gr4" draw:text-style-name="P2" draw:layer="layout" svg:width="2.54cm" svg:height="0.882cm" svg:x="1.381cm" svg:y="6.228cm">
          <draw:text-box>
            <text:p><text:span text:style-name="T1">HOUT4</text:span></text:p>
          </draw:text-box>
        </draw:frame>
        <draw:frame draw:style-name="gr4" draw:text-style-name="P2" draw:layer="layout" svg:width="2.54cm" svg:height="0.882cm" svg:x="1.381cm" svg:y="7.745cm">
          <draw:text-box>
            <text:p><text:span text:style-name="T1">HOUT2</text:span></text:p>
          </draw:text-box>
        </draw:frame>
        <draw:frame draw:style-name="gr4" draw:text-style-name="P2" draw:layer="layout" svg:width="2.54cm" svg:height="0.882cm" svg:x="1.381cm" svg:y="8.5cm">
          <draw:text-box>
            <text:p><text:span text:style-name="T1">HOUT1</text:span></text:p>
          </draw:text-box>
        </draw:frame>
        <draw:frame draw:style-name="gr4" draw:text-style-name="P2" draw:layer="layout" svg:width="2.54cm" svg:height="0.882cm" svg:x="1.381cm" svg:y="6.969cm">
          <draw:text-box>
            <text:p><text:span text:style-name="T1">HOUT3</text:span></text:p>
          </draw:text-box>
        </draw:frame>
        <draw:frame draw:style-name="gr4" draw:text-style-name="P2" draw:layer="layout" svg:width="2.54cm" svg:height="0.882cm" svg:x="1.381cm" svg:y="9.255cm">
          <draw:text-box>
            <text:p><text:span text:style-name="T1">LOUT8</text:span></text:p>
          </draw:text-box>
        </draw:frame>
        <draw:frame draw:style-name="gr4" draw:text-style-name="P2" draw:layer="layout" svg:width="2.54cm" svg:height="0.882cm" svg:x="1.381cm" svg:y="10.01cm">
          <draw:text-box>
            <text:p><text:span text:style-name="T1">LOUT7</text:span></text:p>
          </draw:text-box>
        </draw:frame>
        <draw:frame draw:style-name="gr4" draw:text-style-name="P2" draw:layer="layout" svg:width="2.54cm" svg:height="0.882cm" svg:x="1.381cm" svg:y="10.772cm">
          <draw:text-box>
            <text:p><text:span text:style-name="T1">LOUT6</text:span></text:p>
          </draw:text-box>
        </draw:frame>
        <draw:frame draw:style-name="gr4" draw:text-style-name="P2" draw:layer="layout" svg:width="2.54cm" svg:height="0.882cm" svg:x="1.381cm" svg:y="11.527cm">
          <draw:text-box>
            <text:p><text:span text:style-name="T1">LOUT5</text:span></text:p>
          </draw:text-box>
        </draw:frame>
        <draw:frame draw:style-name="gr4" draw:text-style-name="P2" draw:layer="layout" svg:width="2.54cm" svg:height="0.882cm" svg:x="1.381cm" svg:y="12.19cm">
          <draw:text-box>
            <text:p><text:span text:style-name="T1">LOUT4</text:span></text:p>
          </draw:text-box>
        </draw:frame>
        <draw:frame draw:style-name="gr4" draw:text-style-name="P2" draw:layer="layout" svg:width="2.54cm" svg:height="0.882cm" svg:x="1.381cm" svg:y="13.707cm">
          <draw:text-box>
            <text:p><text:span text:style-name="T1">LOUT2</text:span></text:p>
          </draw:text-box>
        </draw:frame>
        <draw:frame draw:style-name="gr4" draw:text-style-name="P2" draw:layer="layout" svg:width="2.54cm" svg:height="0.882cm" svg:x="1.381cm" svg:y="14.462cm">
          <draw:text-box>
            <text:p><text:span text:style-name="T1">LOUT1</text:span></text:p>
          </draw:text-box>
        </draw:frame>
        <draw:frame draw:style-name="gr4" draw:text-style-name="P2" draw:layer="layout" svg:width="2.54cm" svg:height="0.882cm" svg:x="1.381cm" svg:y="12.931cm">
          <draw:text-box>
            <text:p><text:span text:style-name="T1">LOUT3</text:span></text:p>
          </draw:text-box>
        </draw:frame>
        <draw:rect draw:style-name="gr5" draw:text-style-name="P1" draw:layer="layout" svg:width="0.508cm" svg:height="3.683cm" svg:x="4.81cm" svg:y="10.271cm">
          <text:p/>
        </draw:rect>
        <draw:rect draw:style-name="gr6" draw:text-style-name="P1" draw:layer="layout" svg:width="2.032cm" svg:height="1.914cm" svg:x="17.002cm" svg:y="3.794cm">
          <text:p text:style-name="P1">SW1</text:p>
        </draw:rect>
        <draw:rect draw:style-name="gr6" draw:text-style-name="P1" draw:layer="layout" svg:width="2.032cm" svg:height="1.916cm" svg:x="17.002cm" svg:y="5.982cm">
          <text:p text:style-name="P1">SW2</text:p>
        </draw:rect>
        <draw:rect draw:style-name="gr6" draw:text-style-name="P1" draw:layer="layout" svg:width="2.032cm" svg:height="1.916cm" svg:x="17.002cm" svg:y="8.17cm">
          <text:p text:style-name="P1">SW3</text:p>
        </draw:rect>
        <draw:rect draw:style-name="gr6" draw:text-style-name="P1" draw:layer="layout" svg:width="2.032cm" svg:height="1.916cm" svg:x="17.002cm" svg:y="10.358cm">
          <text:p text:style-name="P1">SW4</text:p>
        </draw:rect>
        <draw:rect draw:style-name="gr6" draw:text-style-name="P1" draw:layer="layout" svg:width="2.032cm" svg:height="1.914cm" svg:x="17.002cm" svg:y="12.548cm">
          <text:p text:style-name="P1">SW5</text:p>
        </draw:rect>
        <draw:rect draw:style-name="gr5" draw:text-style-name="P1" draw:layer="layout" svg:width="0.508cm" svg:height="1.764cm" svg:x="8.62cm" svg:y="4.175cm">
          <text:p/>
        </draw:rect>
        <draw:rect draw:style-name="gr5" draw:text-style-name="P1" draw:layer="layout" svg:width="0.508cm" svg:height="1.764cm" svg:x="11.922cm" svg:y="4.175cm">
          <text:p/>
        </draw:rect>
        <draw:rect draw:style-name="gr5" draw:text-style-name="P1" draw:layer="layout" svg:width="0.508cm" svg:height="1.764cm" svg:x="14.716cm" svg:y="4.175cm">
          <text:p/>
        </draw:rect>
        <draw:rect draw:style-name="gr5" draw:text-style-name="P1" draw:layer="layout" svg:width="0.508cm" svg:height="1.765cm" svg:x="8.62cm" svg:y="6.21cm">
          <text:p/>
        </draw:rect>
        <draw:rect draw:style-name="gr5" draw:text-style-name="P1" draw:layer="layout" svg:width="0.508cm" svg:height="1.765cm" svg:x="11.922cm" svg:y="6.21cm">
          <text:p/>
        </draw:rect>
        <draw:rect draw:style-name="gr5" draw:text-style-name="P1" draw:layer="layout" svg:width="0.508cm" svg:height="1.765cm" svg:x="14.716cm" svg:y="6.21cm">
          <text:p/>
        </draw:rect>
        <draw:rect draw:style-name="gr5" draw:text-style-name="P1" draw:layer="layout" svg:width="0.508cm" svg:height="1.764cm" svg:x="8.62cm" svg:y="8.246cm">
          <text:p/>
        </draw:rect>
        <draw:rect draw:style-name="gr5" draw:text-style-name="P1" draw:layer="layout" svg:width="0.508cm" svg:height="1.764cm" svg:x="11.922cm" svg:y="8.246cm">
          <text:p/>
        </draw:rect>
        <draw:rect draw:style-name="gr5" draw:text-style-name="P1" draw:layer="layout" svg:width="0.508cm" svg:height="1.764cm" svg:x="14.716cm" svg:y="8.246cm">
          <text:p/>
        </draw:rect>
        <draw:rect draw:style-name="gr5" draw:text-style-name="P1" draw:layer="layout" svg:width="0.508cm" svg:height="1.765cm" svg:x="8.62cm" svg:y="10.281cm">
          <text:p/>
        </draw:rect>
        <draw:rect draw:style-name="gr5" draw:text-style-name="P1" draw:layer="layout" svg:width="0.508cm" svg:height="1.765cm" svg:x="11.922cm" svg:y="10.281cm">
          <text:p/>
        </draw:rect>
        <draw:rect draw:style-name="gr5" draw:text-style-name="P1" draw:layer="layout" svg:width="0.508cm" svg:height="1.765cm" svg:x="14.716cm" svg:y="10.281cm">
          <text:p/>
        </draw:rect>
        <draw:rect draw:style-name="gr5" draw:text-style-name="P1" draw:layer="layout" svg:width="0.508cm" svg:height="1.764cm" svg:x="8.62cm" svg:y="12.317cm">
          <text:p/>
        </draw:rect>
        <draw:rect draw:style-name="gr5" draw:text-style-name="P1" draw:layer="layout" svg:width="0.508cm" svg:height="1.764cm" svg:x="11.922cm" svg:y="12.317cm">
          <text:p/>
        </draw:rect>
        <draw:rect draw:style-name="gr5" draw:text-style-name="P1" draw:layer="layout" svg:width="0.508cm" svg:height="1.764cm" svg:x="14.716cm" svg:y="12.317cm">
          <text:p/>
        </draw:rect>
        <draw:frame draw:style-name="gr7" draw:layer="layout" svg:width="2.921cm" svg:height="0.963cm" svg:x="13.573cm" svg:y="3.286cm">
          <draw:text-box>
            <text:p>UPPER</text:p>
          </draw:text-box>
        </draw:frame>
        <draw:frame draw:style-name="gr7" draw:layer="layout" svg:width="3.048cm" svg:height="0.963cm" svg:x="6.588cm" svg:y="3.286cm">
          <draw:text-box>
            <text:p>MIDDLE</text:p>
          </draw:text-box>
        </draw:frame>
        <draw:frame draw:style-name="gr7" draw:layer="layout" svg:width="3.302cm" svg:height="0.963cm" svg:x="10.525cm" svg:y="3.286cm">
          <draw:text-box>
            <text:p>BOTTOM</text:p>
          </draw:text-box>
        </draw:frame>
        <draw:frame draw:style-name="gr8" draw:text-style-name="P3" draw:layer="layout" svg:width="0.635cm" svg:height="2.718cm" svg:x="7.985cm" svg:y="12.176cm">
          <draw:text-box>
            <text:p><text:span text:style-name="T2">4</text:span></text:p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9" draw:text-style-name="P3" draw:layer="layout" svg:width="0.635cm" svg:height="4.043cm" svg:x="5.296cm" svg:y="10.165cm">
          <draw:text-box>
            <text:p><text:span text:style-name="T2">8</text:span></text:p>
            <text:p><text:span text:style-name="T2">7</text:span></text:p>
            <text:p><text:span text:style-name="T2">6</text:span></text:p>
            <text:p><text:span text:style-name="T2">54</text:span></text:p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10" draw:layer="layout" svg:width="1.397cm" svg:height="0.963cm" svg:x="5.699cm" svg:y="5.953cm">
          <draw:text-box>
            <text:p>H1</text:p>
          </draw:text-box>
        </draw:frame>
        <draw:frame draw:style-name="gr10" draw:layer="layout" svg:width="1.397cm" svg:height="0.963cm" svg:x="5.826cm" svg:y="11.541cm">
          <draw:text-box>
            <text:p>H2</text:p>
          </draw:text-box>
        </draw:frame>
        <draw:rect draw:style-name="gr5" draw:text-style-name="P1" draw:layer="layout" svg:width="0.508cm" svg:height="3.683cm" svg:x="4.81cm" svg:y="4.55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1:38:20.60</meta:creation-date>
    <dc:date>2013-08-20T12:08:24.07</dc:date>
    <meta:editing-duration>PT11M45S</meta:editing-duration>
    <meta:editing-cycles>4</meta:editing-cycles>
    <meta:generator>OpenOffice.org/3.4.1$Win32 OpenOffice.org_project/341m1$Build-9593</meta:generator>
    <meta:document-statistic meta:object-count="62"/>
  </office:meta>
</office:document-meta>
</file>